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ato" svg:font-family="Lato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3faf46" style:font-name="Liberation Sans" fo:font-size="22pt" fo:font-weight="normal" officeooo:rsid="001966e3" officeooo:paragraph-rsid="001966e3" style:font-size-asian="22pt" style:font-weight-asian="normal" style:font-size-complex="22pt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3faf46" style:font-name="Liberation Sans" fo:font-size="22pt" fo:font-weight="normal" officeooo:rsid="001966e3" officeooo:paragraph-rsid="001966e3" style:font-size-asian="22pt" style:font-weight-asian="normal" style:font-size-complex="22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3faf46" style:font-name="Liberation Sans" fo:font-size="22pt" fo:font-weight="normal" officeooo:rsid="001b58cb" officeooo:paragraph-rsid="001966e3" fo:background-color="transparent" style:font-size-asian="22pt" style:font-weight-asian="normal" style:font-size-complex="2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3faf46" style:font-name="Liberation Sans" fo:font-size="22pt" fo:font-weight="normal" officeooo:rsid="001966e3" officeooo:paragraph-rsid="001966e3" fo:background-color="transparent" style:font-size-asian="22pt" style:font-weight-asian="normal" style:font-size-complex="2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3faf46" style:font-name="Liberation Sans" fo:font-size="12pt" fo:font-weight="bold" officeooo:rsid="001d4b98" officeooo:paragraph-rsid="001d4b98" fo:background-color="transparent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style:font-name="Liberation Sans" fo:font-size="12pt" fo:font-weight="normal" officeooo:rsid="001966e3" officeooo:paragraph-rsid="001966e3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Liberation Sans" fo:font-size="12pt" fo:font-weight="normal" officeooo:rsid="001b58cb" officeooo:paragraph-rsid="001b58cb" fo:background-color="transparent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000000" style:font-name="Liberation Sans" fo:font-size="12pt" fo:font-weight="normal" officeooo:rsid="001b58cb" officeooo:paragraph-rsid="001b58cb" fo:background-color="transparent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Liberation Sans" fo:font-size="12pt" fo:font-weight="normal" officeooo:rsid="001d4b98" officeooo:paragraph-rsid="001d4b98" fo:background-color="transparent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font-name="Liberation Sans" fo:font-size="12pt" fo:font-weight="normal" officeooo:rsid="001d4b98" officeooo:paragraph-rsid="001d948d" fo:background-color="transparent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font-name="Liberation Sans" fo:font-size="12pt" fo:font-weight="normal" officeooo:rsid="001d4b98" officeooo:paragraph-rsid="001f2e7b" fo:background-color="transparent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font-name="Liberation Sans" fo:font-size="12pt" fo:font-weight="normal" officeooo:rsid="001d4b98" officeooo:paragraph-rsid="001b58cb" fo:background-color="transparent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Liberation Sans" fo:font-size="12pt" fo:font-weight="normal" officeooo:rsid="001d4b98" officeooo:paragraph-rsid="0022fbd0" fo:background-color="transparent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Liberation Sans" fo:font-size="12pt" fo:font-weight="normal" officeooo:rsid="001d948d" officeooo:paragraph-rsid="001d948d" fo:background-color="transparent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Liberation Sans" fo:font-size="12pt" fo:font-weight="normal" officeooo:rsid="001d948d" officeooo:paragraph-rsid="001f2e7b" fo:background-color="transparent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Liberation Sans" fo:font-size="12pt" fo:font-weight="normal" officeooo:rsid="001d948d" officeooo:paragraph-rsid="002bb03c" fo:background-color="transparent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Liberation Sans" fo:font-size="12pt" fo:font-weight="normal" officeooo:rsid="0022fbd0" officeooo:paragraph-rsid="0022fbd0" fo:background-color="transparent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Liberation Sans" fo:font-size="12pt" fo:font-weight="normal" officeooo:rsid="002bb03c" officeooo:paragraph-rsid="002bb03c" fo:background-color="transparent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Liberation Sans" fo:font-size="12pt" fo:font-weight="normal" officeooo:rsid="002bb03c" officeooo:paragraph-rsid="002d7d98" fo:background-color="transparent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Liberation Sans" fo:font-size="12pt" fo:font-weight="normal" officeooo:rsid="002bb03c" officeooo:paragraph-rsid="002f06ce" fo:background-color="transparent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font-name="Liberation Sans" fo:font-size="12pt" fo:font-weight="normal" officeooo:rsid="002cd870" officeooo:paragraph-rsid="002cd870" fo:background-color="transparent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Liberation Sans" fo:font-size="12pt" fo:font-weight="bold" officeooo:rsid="001b58cb" officeooo:paragraph-rsid="001b58cb" fo:background-color="transparent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000000" style:font-name="Liberation Sans" fo:font-size="12pt" fo:font-weight="bold" officeooo:rsid="0021536c" officeooo:paragraph-rsid="0021536c" fo:background-color="transparent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000000" style:font-name="Liberation Sans" fo:font-size="12pt" fo:font-weight="bold" officeooo:rsid="0022fbd0" officeooo:paragraph-rsid="0022fbd0" fo:background-color="transparent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00" style:font-name="Liberation Sans" fo:font-size="12pt" fo:font-weight="bold" officeooo:rsid="001d948d" officeooo:paragraph-rsid="0029e794" fo:background-color="transparent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00" style:font-name="Liberation Sans" fo:font-size="12pt" fo:font-weight="bold" officeooo:rsid="002bb03c" officeooo:paragraph-rsid="002bb03c" fo:background-color="transparent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style:font-name="Liberation Sans" fo:font-size="12pt" fo:font-weight="bold" officeooo:rsid="002cd870" officeooo:paragraph-rsid="002cd870" fo:background-color="transparent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00" style:font-name="Liberation Sans" fo:font-size="12pt" fo:font-weight="bold" officeooo:rsid="002f06ce" officeooo:paragraph-rsid="002f06ce" fo:background-color="transparent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00" fo:font-weight="normal" officeooo:rsid="00309e7c" officeooo:paragraph-rsid="00309e7c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weight="normal" officeooo:rsid="0032f126" officeooo:paragraph-rsid="0032f126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weight="normal" officeooo:rsid="0032f126" officeooo:paragraph-rsid="0036b760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officeooo:paragraph-rsid="001f2e7b"/>
    </style:style>
    <style:style style:name="P33" style:family="paragraph" style:parent-style-name="Standard">
      <style:paragraph-properties fo:text-align="start" style:justify-single-word="false"/>
      <style:text-properties officeooo:paragraph-rsid="001b58cb"/>
    </style:style>
    <style:style style:name="P34" style:family="paragraph" style:parent-style-name="Standard">
      <style:paragraph-properties fo:text-align="start" style:justify-single-word="false"/>
      <style:text-properties officeooo:paragraph-rsid="0022fbd0"/>
    </style:style>
    <style:style style:name="P35" style:family="paragraph" style:parent-style-name="Standard">
      <style:paragraph-properties fo:text-align="start" style:justify-single-word="false"/>
      <style:text-properties officeooo:paragraph-rsid="001d948d"/>
    </style:style>
    <style:style style:name="P36" style:family="paragraph" style:parent-style-name="Standard">
      <style:paragraph-properties fo:text-align="start" style:justify-single-word="false"/>
      <style:text-properties officeooo:paragraph-rsid="002d7d98"/>
    </style:style>
    <style:style style:name="P37" style:family="paragraph" style:parent-style-name="Standard">
      <style:paragraph-properties fo:text-align="start" style:justify-single-word="false"/>
      <style:text-properties officeooo:paragraph-rsid="002f06ce"/>
    </style:style>
    <style:style style:name="P38" style:family="paragraph" style:parent-style-name="Standard">
      <style:paragraph-properties fo:text-align="start" style:justify-single-word="false"/>
      <style:text-properties officeooo:paragraph-rsid="0036b760"/>
    </style:style>
    <style:style style:name="P39" style:family="paragraph" style:parent-style-name="Standard">
      <style:paragraph-properties fo:text-align="start" style:justify-single-word="false"/>
      <style:text-properties officeooo:rsid="001d4b98" officeooo:paragraph-rsid="001d4b98"/>
    </style:style>
    <style:style style:name="P40" style:family="paragraph" style:parent-style-name="Standard">
      <style:paragraph-properties fo:text-align="start" style:justify-single-word="false"/>
      <style:text-properties officeooo:rsid="001d4b98" officeooo:paragraph-rsid="0022fbd0"/>
    </style:style>
    <style:style style:name="P41" style:family="paragraph" style:parent-style-name="Standard">
      <style:paragraph-properties fo:text-align="start" style:justify-single-word="false"/>
      <style:text-properties fo:color="#999999" style:font-name="Liberation Sans" fo:font-size="12pt" fo:font-weight="normal" officeooo:rsid="001b58cb" officeooo:paragraph-rsid="001b58cb" fo:background-color="transparent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69a2e" style:font-name="Liberation Sans" fo:font-size="12pt" fo:font-weight="bold" officeooo:rsid="001d948d" officeooo:paragraph-rsid="001d948d" fo:background-color="transparent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color="#069a2e" style:font-name="Liberation Sans" fo:font-size="12pt" fo:font-weight="bold" officeooo:rsid="001d948d" officeooo:paragraph-rsid="0029e794" fo:background-color="transparent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weight="normal" officeooo:paragraph-rsid="002f06ce" style:font-weight-asian="normal" style:font-weight-complex="normal"/>
    </style:style>
    <style:style style:name="P45" style:family="paragraph" style:parent-style-name="Standard">
      <style:text-properties style:font-name="Liberation Sans"/>
    </style:style>
    <style:style style:name="P46" style:family="paragraph" style:parent-style-name="Standard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47" style:family="paragraph" style:parent-style-name="Standard">
      <style:text-properties style:font-name="Liberation Sans" fo:font-size="12pt" fo:font-weight="bold" officeooo:rsid="002f06ce" officeooo:paragraph-rsid="002f06ce" style:font-size-asian="12pt" style:font-weight-asian="bold" style:font-size-complex="12pt" style:font-weight-complex="bold"/>
    </style:style>
    <style:style style:name="P48" style:family="paragraph" style:parent-style-name="Standard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49" style:family="paragraph" style:parent-style-name="Standard">
      <style:text-properties style:font-name="Liberation Sans" fo:font-weight="bold" style:font-weight-asian="bold" style:font-weight-complex="bold"/>
    </style:style>
    <style:style style:name="P50" style:family="paragraph" style:parent-style-name="Standard">
      <style:text-properties style:font-name="Liberation Sans" fo:font-weight="bold" officeooo:rsid="003182ea" officeooo:paragraph-rsid="003182ea" style:font-weight-asian="bold" style:font-weight-complex="bold"/>
    </style:style>
    <style:style style:name="P51" style:family="paragraph" style:parent-style-name="Standard">
      <style:text-properties style:font-name="Liberation Sans" fo:font-weight="normal" officeooo:rsid="003182ea" officeooo:paragraph-rsid="003182ea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officeooo:rsid="002f87ff" officeooo:paragraph-rsid="002f87ff"/>
    </style:style>
    <style:style style:name="P53" style:family="paragraph" style:parent-style-name="Standard">
      <style:paragraph-properties fo:text-align="start" style:justify-single-word="false"/>
      <style:text-properties fo:font-weight="bold" officeooo:rsid="002f87ff" officeooo:paragraph-rsid="002f87ff" style:font-weight-asian="bold" style:font-weight-complex="bold"/>
    </style:style>
    <style:style style:name="P54" style:family="paragraph" style:parent-style-name="normal">
      <style:paragraph-properties fo:text-align="start" style:justify-single-word="false"/>
      <style:text-properties fo:color="#333333" style:font-name="Liberation Sans" fo:font-size="12pt" fo:font-weight="bold" officeooo:rsid="001d4b98" officeooo:paragraph-rsid="001d4b98" fo:background-color="transparent" style:font-size-asian="10.5pt" style:font-weight-asian="bold" style:font-size-complex="12pt" style:font-weight-complex="bold"/>
    </style:style>
    <style:style style:name="P55" style:family="paragraph" style:parent-style-name="normal">
      <style:paragraph-properties fo:text-align="start" style:justify-single-word="false"/>
      <style:text-properties fo:color="#333333" style:font-name="Liberation Sans" fo:font-size="12pt" fo:font-weight="bold" officeooo:rsid="001d4b98" officeooo:paragraph-rsid="001d948d" fo:background-color="transparent" style:font-size-asian="10.5pt" style:font-weight-asian="bold" style:font-size-complex="12pt" style:font-weight-complex="bold"/>
    </style:style>
    <style:style style:name="P56" style:family="paragraph" style:parent-style-name="normal">
      <style:paragraph-properties fo:text-align="start" style:justify-single-word="false"/>
      <style:text-properties fo:color="#333333" style:font-name="Liberation Sans" fo:font-size="12pt" fo:font-weight="bold" officeooo:rsid="001d4b98" officeooo:paragraph-rsid="001f2e7b" fo:background-color="transparent" style:font-size-asian="10.5pt" style:font-weight-asian="bold" style:font-size-complex="12pt" style:font-weight-complex="bold"/>
    </style:style>
    <style:style style:name="P57" style:family="paragraph" style:parent-style-name="normal">
      <style:paragraph-properties fo:text-align="start" style:justify-single-word="false"/>
      <style:text-properties fo:color="#000000" style:font-name="Liberation Sans" fo:font-size="12pt" fo:font-weight="bold" officeooo:rsid="001d4b98" officeooo:paragraph-rsid="00205a39" fo:background-color="transparent" style:font-size-asian="10.5pt" style:font-weight-asian="bold" style:font-size-complex="12pt" style:font-weight-complex="bold"/>
    </style:style>
    <style:style style:name="P5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0" style:family="paragraph" style:parent-style-name="Heading_20_1">
      <style:text-properties officeooo:paragraph-rsid="003f3bdc"/>
    </style:style>
    <style:style style:name="P61" style:family="paragraph" style:parent-style-name="Standard">
      <style:paragraph-properties fo:text-align="start" style:justify-single-word="false"/>
      <style:text-properties fo:color="#000000" style:font-name="Liberation Sans" fo:font-size="12pt" fo:font-weight="normal" officeooo:rsid="002f87ff" officeooo:paragraph-rsid="002f87ff" fo:background-color="transparent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style:font-name="Liberation Sans" fo:font-size="12pt" fo:font-weight="normal" officeooo:rsid="002cd870" officeooo:paragraph-rsid="002f06ce" fo:background-color="transparent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style:font-name="Liberation Sans" fo:font-size="12pt" fo:font-weight="normal" officeooo:rsid="00309e7c" officeooo:paragraph-rsid="00309e7c" fo:background-color="transparent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style:font-name="Liberation Sans" fo:font-size="12pt" fo:font-weight="normal" officeooo:rsid="0032f126" officeooo:paragraph-rsid="0032f126" fo:background-color="transparent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style:font-name="Liberation Sans" fo:font-size="12pt" fo:font-weight="normal" officeooo:rsid="0032f126" officeooo:paragraph-rsid="0036b760" fo:background-color="transparent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style:font-name="Liberation Sans" fo:font-size="12pt" fo:font-weight="normal" officeooo:rsid="0034ea82" officeooo:paragraph-rsid="0034ea82" fo:background-color="transparent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style:font-name="Liberation Sans" fo:font-size="12pt" fo:font-weight="bold" officeooo:rsid="002cd870" officeooo:paragraph-rsid="002cd870" fo:background-color="transparent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fo:color="#000000" style:font-name="Liberation Sans" fo:font-size="12pt" fo:font-weight="bold" officeooo:rsid="002cd870" officeooo:paragraph-rsid="002d7d98" fo:background-color="transparent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fo:color="#000000" style:font-name="Liberation Sans" fo:font-size="12pt" fo:font-weight="bold" officeooo:rsid="002cd870" officeooo:paragraph-rsid="002f06ce" fo:background-color="transparent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fo:color="#000000" style:font-name="Liberation Sans" fo:font-size="12pt" fo:font-weight="bold" officeooo:rsid="002f87ff" officeooo:paragraph-rsid="002f87ff" fo:background-color="transparent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fo:color="#000000" style:font-name="Liberation Sans" fo:font-size="12pt" fo:font-weight="bold" officeooo:rsid="00309e7c" officeooo:paragraph-rsid="00309e7c" fo:background-color="transparent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fo:color="#000000" style:font-name="Liberation Sans" fo:font-size="12pt" fo:font-weight="bold" officeooo:rsid="0032f126" officeooo:paragraph-rsid="0032f126" fo:background-color="transparent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fo:color="#000000" style:font-name="Liberation Sans" fo:font-size="12pt" fo:font-weight="bold" officeooo:rsid="0032f126" officeooo:paragraph-rsid="0036b760" fo:background-color="transparent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fo:color="#069a2e" style:font-name="Liberation Sans" fo:font-size="12pt" fo:font-weight="bold" officeooo:rsid="002cd870" officeooo:paragraph-rsid="002f4164" fo:background-color="transparent" style:font-size-asian="10.5pt" style:font-weight-asian="bold" style:font-size-complex="12pt" style:font-weight-complex="bold"/>
    </style:style>
    <style:style style:name="P75" style:family="paragraph" style:parent-style-name="Standard">
      <style:paragraph-properties fo:text-align="start" style:justify-single-word="false"/>
      <style:text-properties fo:color="#069a2e" style:font-name="Liberation Sans" fo:font-size="12pt" fo:font-weight="bold" officeooo:rsid="002cd870" officeooo:paragraph-rsid="002f06ce" fo:background-color="transparent" style:font-size-asian="10.5pt" style:font-weight-asian="bold" style:font-size-complex="12pt" style:font-weight-complex="bold"/>
    </style:style>
    <style:style style:name="P76" style:family="paragraph" style:parent-style-name="Standard">
      <style:paragraph-properties fo:text-align="start" style:justify-single-word="false"/>
      <style:text-properties fo:color="#069a2e" style:font-name="Liberation Sans" fo:font-size="12pt" fo:font-weight="bold" officeooo:rsid="00309e7c" officeooo:paragraph-rsid="00309e7c" fo:background-color="transparent" style:font-size-asian="10.5pt" style:font-weight-asian="bold" style:font-size-complex="12pt" style:font-weight-complex="bold"/>
    </style:style>
    <style:style style:name="P77" style:family="paragraph" style:parent-style-name="Standard">
      <style:paragraph-properties fo:text-align="justify" style:justify-single-word="false"/>
      <style:text-properties officeooo:paragraph-rsid="003caded"/>
    </style:style>
    <style:style style:name="P78" style:family="paragraph" style:parent-style-name="Standard">
      <style:paragraph-properties fo:text-align="start" style:justify-single-word="false"/>
      <style:text-properties officeooo:paragraph-rsid="001f2e7b"/>
    </style:style>
    <style:style style:name="P79" style:family="paragraph" style:parent-style-name="Standard">
      <style:paragraph-properties fo:text-align="center" style:justify-single-word="false"/>
      <style:text-properties fo:color="#3faf46" style:font-name="Liberation Sans" fo:font-size="22pt" fo:font-weight="normal" officeooo:rsid="001966e3" officeooo:paragraph-rsid="001966e3" style:font-size-asian="22pt" style:font-weight-asian="normal" style:font-size-complex="22pt" style:font-weight-complex="normal"/>
    </style:style>
    <style:style style:name="P80" style:family="paragraph" style:parent-style-name="Standard">
      <style:paragraph-properties fo:text-align="justify" style:justify-single-word="false"/>
      <style:text-properties officeooo:rsid="0040da2c" officeooo:paragraph-rsid="0040da2c"/>
    </style:style>
    <style:style style:name="P81" style:family="paragraph" style:parent-style-name="Standard">
      <style:paragraph-properties fo:text-align="center" style:justify-single-word="false"/>
      <style:text-properties officeooo:paragraph-rsid="001966e3"/>
    </style:style>
    <style:style style:name="P82" style:family="paragraph" style:parent-style-name="Standard">
      <style:paragraph-properties fo:text-align="center" style:justify-single-word="false"/>
      <style:text-properties officeooo:paragraph-rsid="0044461b"/>
    </style:style>
    <style:style style:name="P83" style:family="paragraph" style:parent-style-name="Standard">
      <style:paragraph-properties fo:text-align="center" style:justify-single-word="false" fo:break-before="page"/>
      <style:text-properties fo:color="#3faf46" style:font-name="Liberation Sans" fo:font-size="22pt" fo:font-weight="normal" officeooo:rsid="001966e3" officeooo:paragraph-rsid="001966e3" style:font-size-asian="22pt" style:font-weight-asian="normal" style:font-size-complex="22pt" style:font-weight-complex="normal"/>
    </style:style>
    <style:style style:name="T1" style:family="text">
      <style:text-properties officeooo:rsid="001b58cb"/>
    </style:style>
    <style:style style:name="T2" style:family="text">
      <style:text-properties fo:color="#000000" style:font-name="Liberation Sans" fo:font-size="12pt" fo:font-weight="normal" fo:background-color="transparent" loext:char-shading-value="0" style:font-size-asian="10.5pt" style:font-weight-asian="normal" style:font-size-complex="12pt" style:font-weight-complex="normal"/>
    </style:style>
    <style:style style:name="T3" style:family="text">
      <style:text-properties fo:color="#000000" style:font-name="Liberation Sans" fo:font-size="12pt" fo:font-weight="normal" officeooo:rsid="001b58cb" fo:background-color="transparent" loext:char-shading-value="0" style:font-size-asian="10.5pt" style:font-weight-asian="normal" style:font-size-complex="12pt" style:font-weight-complex="normal"/>
    </style:style>
    <style:style style:name="T4" style:family="text">
      <style:text-properties fo:color="#000000" style:font-name="Liberation Sans" fo:font-size="12pt" fo:font-weight="normal" officeooo:rsid="001d4b98" fo:background-color="transparent" loext:char-shading-value="0" style:font-size-asian="10.5pt" style:font-weight-asian="normal" style:font-size-complex="12pt" style:font-weight-complex="normal"/>
    </style:style>
    <style:style style:name="T5" style:family="text">
      <style:text-properties fo:color="#000000" style:font-name="Liberation Sans" fo:font-size="12pt" fo:font-weight="normal" officeooo:rsid="001d948d" fo:background-color="transparent" loext:char-shading-value="0" style:font-size-asian="10.5pt" style:font-weight-asian="normal" style:font-size-complex="12pt" style:font-weight-complex="normal"/>
    </style:style>
    <style:style style:name="T6" style:family="text">
      <style:text-properties fo:color="#000000" style:font-name="Liberation Sans" fo:font-size="12pt" fo:font-weight="normal" officeooo:rsid="00205a39" fo:background-color="transparent" loext:char-shading-value="0" style:font-size-asian="10.5pt" style:font-weight-asian="normal" style:font-size-complex="12pt" style:font-weight-complex="normal"/>
    </style:style>
    <style:style style:name="T7" style:family="text">
      <style:text-properties fo:color="#000000" style:font-name="Liberation Sans" fo:font-size="12pt" fo:font-weight="normal" officeooo:rsid="0022fbd0" fo:background-color="transparent" loext:char-shading-value="0" style:font-size-asian="10.5pt" style:font-weight-asian="normal" style:font-size-complex="12pt" style:font-weight-complex="normal"/>
    </style:style>
    <style:style style:name="T8" style:family="text">
      <style:text-properties fo:color="#000000" style:font-name="Liberation Sans" fo:font-size="12pt" fo:font-weight="normal" officeooo:rsid="002cd870" fo:background-color="transparent" loext:char-shading-value="0" style:font-size-asian="10.5pt" style:font-weight-asian="normal" style:font-size-complex="12pt" style:font-weight-complex="normal"/>
    </style:style>
    <style:style style:name="T9" style:family="text">
      <style:text-properties fo:color="#000000" style:font-name="Liberation Sans" fo:font-size="12pt" fo:font-weight="normal" officeooo:rsid="002bb03c" fo:background-color="transparent" loext:char-shading-value="0" style:font-size-asian="10.5pt" style:font-weight-asian="normal" style:font-size-complex="12pt" style:font-weight-complex="normal"/>
    </style:style>
    <style:style style:name="T10" style:family="text">
      <style:text-properties fo:color="#000000" style:font-name="Liberation Sans" fo:font-size="12pt" fo:font-weight="normal" officeooo:rsid="002f06ce" fo:background-color="transparent" loext:char-shading-value="0" style:font-size-asian="10.5pt" style:font-weight-asian="normal" style:font-size-complex="12pt" style:font-weight-complex="normal"/>
    </style:style>
    <style:style style:name="T11" style:family="text">
      <style:text-properties fo:color="#000000" style:font-name="Liberation Sans"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color="#000000" style:font-name="Liberation Sans" fo:font-size="12pt" fo:font-weight="normal" officeooo:rsid="001966e3" style:font-size-asian="12pt" style:font-weight-asian="normal" style:font-size-complex="12pt" style:font-weight-complex="normal"/>
    </style:style>
    <style:style style:name="T13" style:family="text">
      <style:text-properties fo:color="#000000" style:font-name="Liberation Sans" fo:font-size="12pt" fo:font-weight="normal" officeooo:rsid="003caded" style:font-size-asian="12pt" style:font-weight-asian="normal" style:font-size-complex="12pt" style:font-weight-complex="normal"/>
    </style:style>
    <style:style style:name="T14" style:family="text">
      <style:text-properties fo:color="#000000" style:font-name="Liberation Sans" fo:font-size="12pt" fo:font-weight="normal" officeooo:rsid="0040da2c" style:font-size-asian="12pt" style:font-weight-asian="normal" style:font-size-complex="12pt" style:font-weight-complex="normal"/>
    </style:style>
    <style:style style:name="T15" style:family="text">
      <style:text-properties fo:color="#000000" style:font-name="Liberation Sans" fo:font-size="12pt" fo:font-weight="normal" officeooo:rsid="004246b8" style:font-size-asian="12pt" style:font-weight-asian="normal" style:font-size-complex="12pt" style:font-weight-complex="normal"/>
    </style:style>
    <style:style style:name="T16" style:family="text">
      <style:text-properties fo:color="#000000" style:font-name="Liberation Sans" fo:font-size="12pt" fo:font-weight="bold" fo:background-color="transparent" loext:char-shading-value="0" style:font-size-asian="10.5pt" style:font-weight-asian="bold" style:font-size-complex="12pt" style:font-weight-complex="bold"/>
    </style:style>
    <style:style style:name="T17" style:family="text">
      <style:text-properties fo:color="#000000" style:font-name="Liberation Sans" fo:font-size="12pt" fo:font-weight="bold" officeooo:rsid="001d4b98" fo:background-color="transparent" loext:char-shading-value="0" style:font-size-asian="10.5pt" style:font-weight-asian="bold" style:font-size-complex="12pt" style:font-weight-complex="bold"/>
    </style:style>
    <style:style style:name="T18" style:family="text">
      <style:text-properties fo:color="#000000" style:font-name="Liberation Sans" fo:font-size="12pt" fo:font-weight="bold" officeooo:rsid="0022fbd0" fo:background-color="transparent" loext:char-shading-value="0" style:font-size-asian="10.5pt" style:font-weight-asian="bold" style:font-size-complex="12pt" style:font-weight-complex="bold"/>
    </style:style>
    <style:style style:name="T19" style:family="text">
      <style:text-properties fo:color="#000000" style:font-name="Liberation Sans" fo:font-size="12pt" fo:font-weight="bold" officeooo:rsid="002cd870" fo:background-color="transparent" loext:char-shading-value="0" style:font-size-asian="10.5pt" style:font-weight-asian="bold" style:font-size-complex="12pt" style:font-weight-complex="bold"/>
    </style:style>
    <style:style style:name="T20" style:family="text">
      <style:text-properties fo:color="#000000" style:font-name="Liberation Sans" fo:font-size="12pt" fo:font-weight="bold" officeooo:rsid="002d7d98" fo:background-color="transparent" loext:char-shading-value="0" style:font-size-asian="10.5pt" style:font-weight-asian="bold" style:font-size-complex="12pt" style:font-weight-complex="bold"/>
    </style:style>
    <style:style style:name="T21" style:family="text">
      <style:text-properties fo:color="#000000" style:font-name="Liberation Sans" fo:font-size="12pt" fo:font-weight="bold" officeooo:rsid="002f06ce" fo:background-color="transparent" loext:char-shading-value="0" style:font-size-asian="10.5pt" style:font-weight-asian="bold" style:font-size-complex="12pt" style:font-weight-complex="bold"/>
    </style:style>
    <style:style style:name="T22" style:family="text">
      <style:text-properties fo:color="#000000" style:font-name="Liberation Sans" fo:font-size="12pt" fo:font-weight="bold" officeooo:rsid="0032f126" fo:background-color="transparent" loext:char-shading-value="0" style:font-size-asian="10.5pt" style:font-weight-asian="bold" style:font-size-complex="12pt" style:font-weight-complex="bold"/>
    </style:style>
    <style:style style:name="T23" style:family="text">
      <style:text-properties fo:color="#000000" style:font-name="Liberation Sans" fo:font-size="12pt" fo:font-weight="bold" officeooo:rsid="0036b760" fo:background-color="transparent" loext:char-shading-value="0" style:font-size-asian="10.5pt" style:font-weight-asian="bold" style:font-size-complex="12pt" style:font-weight-complex="bold"/>
    </style:style>
    <style:style style:name="T24" style:family="text">
      <style:text-properties fo:color="#000000" style:font-name="Liberation Sans" fo:font-size="12pt" fo:background-color="transparent" loext:char-shading-value="0" style:font-size-asian="10.5pt" style:font-size-complex="12pt"/>
    </style:style>
    <style:style style:name="T25" style:family="text">
      <style:text-properties fo:color="#000000" style:font-name="Liberation Sans" fo:font-size="12pt" officeooo:rsid="002cd870" fo:background-color="transparent" loext:char-shading-value="0" style:font-size-asian="10.5pt" style:font-size-complex="12pt"/>
    </style:style>
    <style:style style:name="T26" style:family="text">
      <style:text-properties fo:color="#000000" style:font-name="Liberation Sans" fo:font-size="12pt" officeooo:rsid="002f87ff" fo:background-color="transparent" loext:char-shading-value="0" style:font-size-asian="10.5pt" style:font-size-complex="12pt"/>
    </style:style>
    <style:style style:name="T27" style:family="text">
      <style:text-properties fo:color="#000000" style:font-name="Liberation Sans" fo:font-weight="normal" officeooo:rsid="003182ea" style:font-weight-asian="normal" style:font-weight-complex="normal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officeooo:rsid="0029e794"/>
    </style:style>
    <style:style style:name="T30" style:family="text">
      <style:text-properties style:font-name="Liberation Sans"/>
    </style:style>
    <style:style style:name="T31" style:family="text">
      <style:text-properties style:font-name="Liberation Sans" fo:font-size="12pt" fo:background-color="transparent" loext:char-shading-value="0" style:font-size-asian="10.5pt" style:font-size-complex="12pt"/>
    </style:style>
    <style:style style:name="T32" style:family="text">
      <style:text-properties style:font-name="Liberation Sans" fo:font-size="12pt" officeooo:rsid="0036b760" fo:background-color="transparent" loext:char-shading-value="0" style:font-size-asian="10.5pt" style:font-size-complex="12pt"/>
    </style:style>
    <style:style style:name="T33" style:family="text">
      <style:text-properties style:font-name="Liberation Sans" fo:font-size="12pt" fo:font-weight="bold" fo:background-color="transparent" loext:char-shading-value="0" style:font-size-asian="10.5pt" style:font-weight-asian="bold" style:font-size-complex="12pt" style:font-weight-complex="bold"/>
    </style:style>
    <style:style style:name="T34" style:family="text">
      <style:text-properties officeooo:rsid="002a74fe"/>
    </style:style>
    <style:style style:name="T35" style:family="text">
      <style:text-properties officeooo:rsid="001d4b98"/>
    </style:style>
    <style:style style:name="T36" style:family="text">
      <style:text-properties officeooo:rsid="002bb03c"/>
    </style:style>
    <style:style style:name="T37" style:family="text">
      <style:text-properties fo:color="#069a2e" style:font-name="Liberation Sans" fo:font-size="12pt" fo:font-weight="bold" fo:background-color="transparent" loext:char-shading-value="0" style:font-size-asian="10.5pt" style:font-weight-asian="bold" style:font-size-complex="12pt" style:font-weight-complex="bold"/>
    </style:style>
    <style:style style:name="T38" style:family="text">
      <style:text-properties fo:color="#069a2e" style:font-name="Liberation Sans" fo:font-size="12pt" fo:font-weight="bold" officeooo:rsid="002cd870" fo:background-color="transparent" loext:char-shading-value="0" style:font-size-asian="10.5pt" style:font-weight-asian="bold" style:font-size-complex="12pt" style:font-weight-complex="bold"/>
    </style:style>
    <style:style style:name="T39" style:family="text">
      <style:text-properties officeooo:rsid="0044461b"/>
    </style:style>
    <style:style style:name="T40" style:family="text">
      <style:text-properties fo:color="#3faf46" style:font-name="Liberation Sans" fo:font-size="40pt" fo:font-weight="normal" officeooo:rsid="001966e3" style:font-size-asian="40pt" style:font-weight-asian="normal" style:font-size-complex="40pt" style:font-weight-complex="normal"/>
    </style:style>
    <style:style style:name="T41" style:family="text">
      <style:text-properties fo:color="#3faf46" style:font-name="Liberation Sans" fo:font-size="40pt" fo:font-weight="normal" officeooo:rsid="0044461b" style:font-size-asian="40pt" style:font-weight-asian="normal" style:font-size-complex="40pt" style:font-weight-complex="normal"/>
    </style:style>
    <style:style style:name="T42" style:family="text">
      <style:text-properties fo:color="#3faf46" style:font-name="Liberation Sans" fo:font-size="22pt" fo:font-weight="normal" style:font-size-asian="22pt" style:font-weight-asian="normal" style:font-size-complex="22pt" style:font-weight-complex="normal"/>
    </style:style>
    <style:style style:name="T43" style:family="text">
      <style:text-properties fo:color="#3faf46" style:font-name="Liberation Sans" fo:font-size="22pt" fo:font-weight="normal" officeooo:rsid="0044461b" style:font-size-asian="22pt" style:font-weight-asian="normal" style:font-size-complex="22pt" style:font-weight-complex="normal"/>
    </style:style>
    <style:style style:name="T44" style:family="text">
      <style:text-properties fo:color="#3faf46" style:font-name="Liberation Sans" fo:font-size="22pt" fo:font-weight="normal" officeooo:rsid="001966e3" style:font-size-asian="22pt" style:font-weight-asian="normal" style:font-size-complex="22pt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1"><text:span text:style-name="T40">L</text:span><text:span text:style-name="T41">ibreMacro</text:span></text:p>
      <text:p text:style-name="P81"><text:span text:style-name="T43"/></text:p>
      <text:p text:style-name="P81"><text:span text:style-name="T43"/></text:p>
      <text:p text:style-name="P82"><text:span text:style-name="T43">Manual da</text:span><text:span text:style-name="T44"> Biblioteca</text:span></text:p>
      <text:p text:style-name="P82"><text:span text:style-name="T44">p</text:span><text:span text:style-name="T43">ara o uso no LibreOffice Calc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3"/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Índice</text:p>
          </text:index-title>
          <text:p text:style-name="P58"><text:a xlink:type="simple" xlink:href="#__RefHeading___Toc2167_3047470910" text:style-name="Index_20_Link" text:visited-style-name="Index_20_Link">1 – Introdução<text:tab/>3</text:a></text:p>
          <text:p text:style-name="P58"><text:a xlink:type="simple" xlink:href="#__RefHeading___Toc2169_3047470910" text:style-name="Index_20_Link" text:visited-style-name="Index_20_Link">2 – Primeiros passos<text:tab/>4</text:a></text:p>
          <text:p text:style-name="P58"><text:a xlink:type="simple" xlink:href="#__RefHeading___Toc2171_3047470910" text:style-name="Index_20_Link" text:visited-style-name="Index_20_Link">3 – Funcionalidades<text:tab/>4</text:a></text:p>
          <text:p text:style-name="P59"><text:a xlink:type="simple" xlink:href="#__RefHeading___Toc2173_3047470910" text:style-name="Index_20_Link" text:visited-style-name="Index_20_Link">3.1 – Valores de células<text:tab/>4</text:a></text:p>
          <text:p text:style-name="P59"><text:a xlink:type="simple" xlink:href="#__RefHeading___Toc2175_3047470910" text:style-name="Index_20_Link" text:visited-style-name="Index_20_Link">3.2 – Inserindo e deletando linhas<text:tab/>4</text:a></text:p>
          <text:p text:style-name="P59"><text:a xlink:type="simple" xlink:href="#__RefHeading___Toc2177_3047470910" text:style-name="Index_20_Link" text:visited-style-name="Index_20_Link">3.3 – Inserindo e deletando colunas<text:tab/>5</text:a></text:p>
          <text:p text:style-name="P59"><text:a xlink:type="simple" xlink:href="#__RefHeading___Toc2179_3047470910" text:style-name="Index_20_Link" text:visited-style-name="Index_20_Link">3.4 – Janelas de diálogos<text:tab/>6</text:a></text:p>
          <text:p text:style-name="P59"><text:a xlink:type="simple" xlink:href="#__RefHeading___Toc2181_3047470910" text:style-name="Index_20_Link" text:visited-style-name="Index_20_Link">3.5 – Criar e remover uma nova folha de cálculo<text:tab/>6</text:a></text:p>
          <text:p text:style-name="P59"><text:a xlink:type="simple" xlink:href="#__RefHeading___Toc2183_3047470910" text:style-name="Index_20_Link" text:visited-style-name="Index_20_Link">3.6 – Procurar texto em uma célula<text:tab/>7</text:a></text:p>
          <text:p text:style-name="P59"><text:a xlink:type="simple" xlink:href="#__RefHeading___Toc2185_3047470910" text:style-name="Index_20_Link" text:visited-style-name="Index_20_Link">3.7 – Limpar conteúdo das células<text:tab/>7</text:a></text:p>
          <text:p text:style-name="P59"><text:a xlink:type="simple" xlink:href="#__RefHeading___Toc2187_3047470910" text:style-name="Index_20_Link" text:visited-style-name="Index_20_Link">3.8 – Ordenação Crescente<text:tab/>8</text:a></text:p>
          <text:p text:style-name="P59"><text:a xlink:type="simple" xlink:href="#__RefHeading___Toc2189_3047470910" text:style-name="Index_20_Link" text:visited-style-name="Index_20_Link">3.9 – Ordenação Decrescente<text:tab/>8</text:a></text:p>
        </text:index-body>
      </text:table-of-content>
      <text:p text:style-name="P1"/>
      <text:p text:style-name="P83"/>
      <text:h text:style-name="P60" text:outline-level="1"><text:bookmark-start text:name="__RefHeading___Toc2167_3047470910"/><text:span text:style-name="T1">1 – </text:span>Introdução<text:bookmark-end text:name="__RefHeading___Toc2167_3047470910"/></text:h>
      <text:p text:style-name="P2"/>
      <text:p text:style-name="P77"><text:span text:style-name="T12"><text:tab/>Este documento </text:span><text:span text:style-name="T13">tem por objetivo</text:span><text:span text:style-name="T12"> orientar e documentar a utilização da biblioteca “</text:span><text:span text:style-name="T13">LibreMacro”, sendo esta</text:span><text:span text:style-name="T12"> criada </text:span><text:span text:style-name="T13">para</text:span><text:span text:style-name="T12"> facilitar o uso de macros </text:span><text:span text:style-name="T13">no</text:span><text:span text:style-name="T12"> Libre</text:span><text:span text:style-name="T13">O</text:span><text:span text:style-name="T12">ffice Calc.<text:line-break/><text:tab/></text:span><text:span text:style-name="T13">Este documento apresenta as funções utilitárias utilizadas na biblioteca e que, por sua vez, simplificam a criação de macros.</text:span><text:span text:style-name="T12"> </text:span><text:span text:style-name="T13">Deste modo, o objetivo deste documento é contextualizar e explicar o funcionamento de cada função utilitária.</text:span></text:p>
      <text:p text:style-name="P77"><text:span text:style-name="T12"><text:tab/></text:span><text:span text:style-name="T13">Para mais</text:span><text:span text:style-name="T12"> informações sobre a criação </text:span><text:span text:style-name="T13">e</text:span><text:span text:style-name="T12"> </text:span><text:span text:style-name="T13">implementação</text:span><text:span text:style-name="T12"> </text:span><text:span text:style-name="T13">d</text:span><text:span text:style-name="T12">essa biblioteca, </text:span><text:span text:style-name="T13">siga nosso repositório no github: </text:span><text:a xlink:type="simple" xlink:href="https://github.com/LibreMacro/LibreMacro-Library" office:target-frame-name="_blank" xlink:show="new" text:style-name="Internet_20_link" text:visited-style-name="Visited_20_Internet_20_Link">https://github.com/LibreMacro/LibreMacro-Library</text:a><text:span text:style-name="T13"> .</text:span></text:p>
      <text:p text:style-name="P77"><text:span text:style-name="T13"><text:tab/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h text:style-name="Heading_20_1" text:outline-level="1"><text:bookmark-start text:name="__RefHeading___Toc2169_3047470910"/>2 – Primeiros passos<text:bookmark-end text:name="__RefHeading___Toc2169_3047470910"/></text:h>
      <text:p text:style-name="P3"/>
      <text:p text:style-name="P8">Este documento faz referencia a biblioteca Xxxxx, que você devera realizar o download neste endereço clicando aqui. Após fazer o download da biblioteca e importa para sua biblioteca onde deseja utilizar suas funcionalidades de acordo com o descrito neste documento.<text:line-break/>Caso você não tenha essa biblioteca onde você esteja utilizando o Libreoffice Calc, não irá funcionar o que estiver descrito neste documento.</text:p>
      <text:p text:style-name="P4"/>
      <text:h text:style-name="Heading_20_1" text:outline-level="1"><text:bookmark-start text:name="__RefHeading___Toc2171_3047470910"/>3 – Funcionalidades<text:bookmark-end text:name="__RefHeading___Toc2171_3047470910"/></text:h>
      <text:h text:style-name="Heading_20_2" text:outline-level="2"/>
      <text:h text:style-name="Heading_20_2" text:outline-level="2"><text:bookmark-start text:name="__RefHeading___Toc2173_3047470910"/>3.1 – Valores de células<text:bookmark-end text:name="__RefHeading___Toc2173_3047470910"/></text:h>
      <text:p text:style-name="P41"/>
      <text:p text:style-name="P22">Cell (pSheet as String, pCell as String)</text:p>
      <text:p text:style-name="P7"/>
      <text:p text:style-name="P17">pSheet → Nome da planilha</text:p>
      <text:p text:style-name="P17">pCell → Nome da célula</text:p>
      <text:p text:style-name="P7"/>
      <text:p text:style-name="P23">Exemplos:</text:p>
      <text:p text:style-name="P7"/>
      <text:p text:style-name="P33"><text:span text:style-name="T3">Cell (“</text:span><text:span text:style-name="T7">Planilha1</text:span><text:span text:style-name="T3">”, “A1”).Value (valor numérico)</text:span></text:p>
      <text:p text:style-name="P7"/>
      <text:p text:style-name="P34"><text:span text:style-name="T3">Cell (“</text:span><text:span text:style-name="T7">Planilha1</text:span><text:span text:style-name="T3">”, “A1”).String (</text:span><text:span text:style-name="T7">para </text:span><text:span text:style-name="T3">String</text:span><text:span text:style-name="T7">s)</text:span></text:p>
      <text:p text:style-name="P12"/>
      <text:h text:style-name="Heading_20_2" text:outline-level="2"><text:bookmark-start text:name="__RefHeading___Toc2175_3047470910"/>3.2 – Inserindo e deletando linhas<text:bookmark-end text:name="__RefHeading___Toc2175_3047470910"/></text:h>
      <text:p text:style-name="P5"/>
      <text:p text:style-name="P54">InsertRows (pSheet as String, IndexL as Integer, Units as Integer)</text:p>
      <text:p text:style-name="P9"/>
      <text:p text:style-name="P9">pSheet → Nome da planilha onde se deseja inserir as linhas.</text:p>
      <text:p text:style-name="P9">IndexL → Posição para inserir à ser inserido a linha</text:p>
      <text:p text:style-name="P9">Units → Quantidade de linhas a serem inseridas</text:p>
      <text:p text:style-name="P9"/>
      <text:p text:style-name="P39"><text:span text:style-name="T16">Importante:</text:span><text:span text:style-name="T2"> A posição da linha começa contar a parti do </text:span><text:span text:style-name="T7">index</text:span><text:span text:style-name="T2"> 0, então a linha 1 seria 0, linha 2 seria a 1 e assim por diante.</text:span></text:p>
      <text:p text:style-name="P9"/>
      <text:p text:style-name="P40"><text:span text:style-name="T16">Exemplo:</text:span><text:span text:style-name="T2"> <text:line-break/></text:span></text:p>
      <text:p text:style-name="P40"><text:span text:style-name="T7">Adicionando na Planilha1, linha 3 (lembrando que começa a contar a linha a parti do index 0), 1 linha.<text:line-break/></text:span><text:soft-page-break/><text:span text:style-name="T2"><text:line-break/>InsertRows (“</text:span><text:span text:style-name="T7">Planilha1</text:span><text:span text:style-name="T2">”, 2, 1) </text:span></text:p>
      <text:p text:style-name="P9"/>
      <text:p text:style-name="P9"/>
      <text:p text:style-name="P9"/>
      <text:p text:style-name="P9"/>
      <text:p text:style-name="P9"/>
      <text:p text:style-name="P9"/>
      <text:p text:style-name="P55">DeleteRows (pSheet as String, IndexL as Integer, Units as Integer)</text:p>
      <text:p text:style-name="P55"/>
      <text:p text:style-name="P10">pSheet → Nome da planilha onde se deseja inserir as linhas.</text:p>
      <text:p text:style-name="P10">IndexL → Posição para inserir à ser inserido a linha</text:p>
      <text:p text:style-name="P10">Units → Quantidade de linhas a serem inseridas</text:p>
      <text:p text:style-name="P14"/>
      <text:p text:style-name="P24">Exemplo:</text:p>
      <text:p text:style-name="P17"/>
      <text:p text:style-name="P17">Deletando na Planilha1, linha 3 (lembrando que começa a contar a linha a parti do index 0), 1 linha.<text:line-break/></text:p>
      <text:p text:style-name="P35"><text:span text:style-name="T5">Delete</text:span><text:span text:style-name="T4">Rows (“</text:span><text:span text:style-name="T7">Planilha1</text:span><text:span text:style-name="T4">”, 2, 1)</text:span></text:p>
      <text:p text:style-name="P10"/>
      <text:p text:style-name="P10"/>
      <text:h text:style-name="Heading_20_2" text:outline-level="2"><text:bookmark-start text:name="__RefHeading___Toc2177_3047470910"/>3.3 – Inserindo e deletando colunas<text:bookmark-end text:name="__RefHeading___Toc2177_3047470910"/></text:h>
      <text:p text:style-name="P42"/>
      <text:p text:style-name="P57">InsertColumns (pSheet as String, IndexC as Integer, Units as Integer)</text:p>
      <text:p text:style-name="P11"/>
      <text:p text:style-name="P11">pSheet → Nome da planilha onde se deseja inserir as linhas.</text:p>
      <text:p text:style-name="P11">IndexL → Posição para inserir à ser inserido a linha</text:p>
      <text:p text:style-name="P11">Units → Quantidade de linhas a serem inseridas</text:p>
      <text:p text:style-name="P11"/>
      <text:p text:style-name="P32"><text:span text:style-name="T17">Importante:</text:span><text:span text:style-name="T4"> A posição da </text:span><text:span text:style-name="T7">coluna</text:span><text:span text:style-name="T4"> começa contar a parti do </text:span><text:span text:style-name="T7">index</text:span><text:span text:style-name="T4"> 0, então a linha 1 seria 0, linha 2 seria a 1 e assim por diante.</text:span></text:p>
      <text:p text:style-name="P11"/>
      <text:p text:style-name="P34"><text:span text:style-name="T17">Exemplo:</text:span><text:span text:style-name="T4"> </text:span></text:p>
      <text:p text:style-name="P13"/>
      <text:p text:style-name="P34"><text:span text:style-name="T7">Adicionando na </text:span><text:span text:style-name="T18">Planilha1</text:span><text:span text:style-name="T7">, </text:span><text:span text:style-name="T18">coluna 3</text:span><text:span text:style-name="T7"> (lembrando que começa a contar a coluna a parti do index 0), </text:span><text:span text:style-name="T18">1 coluna</text:span><text:span text:style-name="T7">.</text:span><text:span text:style-name="T4"><text:line-break/><text:line-break/>Insert</text:span><text:span text:style-name="T6">Columns</text:span><text:span text:style-name="T4">(“</text:span><text:span text:style-name="T7">Planilha1</text:span><text:span text:style-name="T4">”, 2, 1)</text:span></text:p>
      <text:p text:style-name="P11"/>
      <text:p text:style-name="P57">DeleteColumns (pSheet as String, IndexC as Integer, Units as Integer)</text:p>
      <text:p text:style-name="P56"/>
      <text:p text:style-name="P11">pSheet → Nome da planilha onde se deseja inserir as linhas.</text:p>
      <text:p text:style-name="P11">IndexL → Posição para inserir à ser inserido a linha</text:p>
      <text:p text:style-name="P11">Units → Quantidade de linhas a serem inseridas</text:p>
      <text:p text:style-name="P11"/>
      <text:p text:style-name="P34"><text:span text:style-name="T17">Exemplo:</text:span><text:span text:style-name="T4"> </text:span></text:p>
      <text:p text:style-name="P13"/>
      <text:p text:style-name="P34"><text:span text:style-name="T7">Deletando na </text:span><text:span text:style-name="T18">Planilha1</text:span><text:span text:style-name="T7">, </text:span><text:span text:style-name="T18">coluna 3</text:span><text:span text:style-name="T7"> (lembrando que começa a contar a coluna a parti do index 0), </text:span><text:span text:style-name="T18">1 coluna</text:span><text:span text:style-name="T7">.</text:span></text:p>
      <text:p text:style-name="P15"><text:soft-page-break/></text:p>
      <text:p text:style-name="P32"><text:span text:style-name="T5">Delete</text:span><text:span text:style-name="T6">Columns</text:span><text:span text:style-name="T4"> (“</text:span><text:span text:style-name="T7">Planilha1</text:span><text:span text:style-name="T4">”, 2, 1)</text:span></text:p>
      <text:p text:style-name="P32"><text:span text:style-name="T4"/></text:p>
      <text:p text:style-name="P43"/>
      <text:h text:style-name="Heading_20_2" text:outline-level="2"><text:bookmark-start text:name="__RefHeading___Toc2179_3047470910"/><text:span text:style-name="T35">3.</text:span><text:span text:style-name="T29">4</text:span><text:span text:style-name="T35"> – </text:span><text:span text:style-name="T29">Janelas de diálogo</text:span><text:span text:style-name="T34">s</text:span><text:bookmark-end text:name="__RefHeading___Toc2179_3047470910"/></text:h>
      <text:p text:style-name="P43"/>
      <text:p text:style-name="P25">ConfirmDialog(pQuestion as String, Optional pDialogTitle as String)</text:p>
      <text:p text:style-name="P25"/>
      <text:p text:style-name="P16">Caixa de diálogo contendo uma pergunta e duas opções: <text:span text:style-name="T28">Ok</text:span> e <text:span text:style-name="T28">Cancelar</text:span>.</text:p>
      <text:p text:style-name="P16"/>
      <text:p text:style-name="P16">Pquestion →<text:span text:style-name="T36"> <text:s/></text:span>Pergunta exibida na caixa de diálogo</text:p>
      <text:p text:style-name="P16">pDialogTitle →<text:span text:style-name="T36"> </text:span>Título da caixa de diálogo (Opcional)</text:p>
      <text:p text:style-name="P26"/>
      <text:p text:style-name="P26">Exemplo:</text:p>
      <text:p text:style-name="P26"/>
      <text:p text:style-name="P18">ConfirmDialog ( “Você deseja realizar o pagamento?”, “Pagamento”)</text:p>
      <text:p text:style-name="P18"/>
      <text:p text:style-name="P21">Se clicar em <text:span text:style-name="T28">“OK”</text:span> retorna o valor <text:span text:style-name="T28">“True”</text:span>, se clicar em <text:span text:style-name="T28">“Cancelar”</text:span> retorna valor <text:span text:style-name="T28">“False”</text:span></text:p>
      <text:p text:style-name="P27"/>
      <text:p text:style-name="P27"/>
      <text:p text:style-name="P27">QuestionDialog(pQuestion as String, Optional pDialogTitle as String)</text:p>
      <text:p text:style-name="P27"/>
      <text:p text:style-name="P21">Caixa de diálogo contendo uma pergunta e duas opções: "Sim" e "Não"</text:p>
      <text:p text:style-name="P21"/>
      <text:p text:style-name="P21">pQuestion: Pergunta exibida na caixa de diálogo</text:p>
      <text:p text:style-name="P21">pDialogTitle: Título da caixa de diálogo (Opcional)</text:p>
      <text:p text:style-name="P21"/>
      <text:p text:style-name="P28">Exemplo:</text:p>
      <text:p text:style-name="P21"/>
      <text:p text:style-name="P19">QuestionDialog ( “Você deseja realizar o pagamento?”, “Pagamento”)</text:p>
      <text:p text:style-name="P19"/>
      <text:p text:style-name="P36"><text:span text:style-name="T8">Se clicar em </text:span><text:span text:style-name="T19">“</text:span><text:span text:style-name="T20">Sim</text:span><text:span text:style-name="T19">”</text:span><text:span text:style-name="T8"> retorna o valor </text:span><text:span text:style-name="T19">“True”</text:span><text:span text:style-name="T8">, se clicar em </text:span><text:span text:style-name="T19">“</text:span><text:span text:style-name="T20">Não</text:span><text:span text:style-name="T19">”</text:span><text:span text:style-name="T8"> retorna valor </text:span><text:span text:style-name="T19">“False”</text:span></text:p>
      <text:p text:style-name="P68"/>
      <text:p text:style-name="P46">RetryDialog(pQuestion as String, Optional pDialogTitle as String)</text:p>
      <text:p text:style-name="P46"/>
      <text:p text:style-name="P48">Caixa de diálogo contendo uma pergunta e duas opções: "Tentar de novo" e "Cancelar".</text:p>
      <text:p text:style-name="P48"/>
      <text:p text:style-name="P48">pQuestion: Pergunta exibida na caixa de diálogo</text:p>
      <text:p text:style-name="P48">pDialogTitle: Título da caixa de diálogo (Opcional)</text:p>
      <text:p text:style-name="P48"/>
      <text:p text:style-name="P47">Exemplo:</text:p>
      <text:p text:style-name="P47"/>
      <text:p text:style-name="P37"><text:span text:style-name="T9">RetryDialog ( “</text:span><text:span text:style-name="T10">Ocorreu um erro!</text:span><text:span text:style-name="T9">”, “</text:span><text:span text:style-name="T10">Alerta</text:span><text:span text:style-name="T9">”)</text:span></text:p>
      <text:p text:style-name="P20"/>
      <text:p text:style-name="P37"><text:span text:style-name="T8">Se clicar em </text:span><text:span text:style-name="T19">“</text:span><text:span text:style-name="T21">Tentar de novo</text:span><text:span text:style-name="T19">”</text:span><text:span text:style-name="T8"> retorna o valor </text:span><text:span text:style-name="T19">“True”</text:span><text:span text:style-name="T8">, se clicar em </text:span><text:span text:style-name="T19">“</text:span><text:span text:style-name="T21">Cancelar</text:span><text:span text:style-name="T19">”</text:span><text:span text:style-name="T8"> retorna valor </text:span><text:span text:style-name="T19">“False”</text:span></text:p>
      <text:p text:style-name="P75"/>
      <text:p text:style-name="P74"/>
      <text:h text:style-name="Heading_20_2" text:outline-level="2"><text:bookmark-start text:name="__RefHeading___Toc2181_3047470910"/><text:span text:style-name="T38">3.</text:span><text:span text:style-name="T37">5 – Criar e remover uma nova folha de cálculo</text:span><text:bookmark-end text:name="__RefHeading___Toc2181_3047470910"/></text:h>
      <text:p text:style-name="P69"/>
      <text:p text:style-name="P69"><text:soft-page-break/></text:p>
      <text:p text:style-name="P69"/>
      <text:p text:style-name="P69">CreateSheet(pName As String)</text:p>
      <text:p text:style-name="P69"/>
      <text:p text:style-name="P44"><text:span text:style-name="T25">pName: Nome da planilha a ser criada (</text:span><text:span text:style-name="T26">String</text:span><text:span text:style-name="T25">)</text:span></text:p>
      <text:p text:style-name="P69"/>
      <text:p text:style-name="P52"><text:span text:style-name="T19">E</text:span><text:span text:style-name="T16">xemplo:</text:span></text:p>
      <text:p text:style-name="P70"/>
      <text:p text:style-name="P61">CreateSheet (“Folha de Pagamento”)</text:p>
      <text:p text:style-name="P70"/>
      <text:p text:style-name="P69"/>
      <text:p text:style-name="P69"/>
      <text:p text:style-name="P69">RemoveSheet(pName As String)</text:p>
      <text:p text:style-name="P69"/>
      <text:p text:style-name="P62">' pName: Nome da planilha a ser excluída</text:p>
      <text:p text:style-name="P62"/>
      <text:p text:style-name="P53"><text:span text:style-name="T25">E</text:span><text:span text:style-name="T24">xemplo:</text:span></text:p>
      <text:p text:style-name="P70"/>
      <text:p text:style-name="P61">RemoveSheet (“Folha de Pagamento”)</text:p>
      <text:p text:style-name="P61"/>
      <text:p text:style-name="P61"/>
      <text:h text:style-name="Heading_20_2" text:outline-level="2"><text:bookmark-start text:name="__RefHeading___Toc2183_3047470910"/>3.6 – Procurar texto em uma célula<text:bookmark-end text:name="__RefHeading___Toc2183_3047470910"/></text:h>
      <text:p text:style-name="P76"/>
      <text:p text:style-name="P71"><text:line-break/>FindTextInCell(pText as String, pCell as String) </text:p>
      <text:p text:style-name="P76"/>
      <text:p text:style-name="P63">Procura texto dentro de determinada célula<text:line-break/></text:p>
      <text:p text:style-name="P63">pText : Texto procurado</text:p>
      <text:p text:style-name="P29"><text:span text:style-name="T31">pCell : Célula em que se realiza a busca <text:line-break/><text:line-break/></text:span><text:span text:style-name="T33">Exemplo:</text:span><text:span text:style-name="T31"><text:line-break/></text:span></text:p>
      <text:p text:style-name="P63">FindTextInCell (“TV” , “C5”)</text:p>
      <text:p text:style-name="P63"/>
      <text:p text:style-name="P29"><text:span text:style-name="T31">Se foi encontrado vai retorna com valor de </text:span><text:span text:style-name="T33">“True”</text:span><text:span text:style-name="T31"> se não </text:span><text:span text:style-name="T33">“False”</text:span><text:span text:style-name="T31"><text:line-break/></text:span></text:p>
      <text:p text:style-name="P76"/>
      <text:h text:style-name="Heading_20_2" text:outline-level="2"><text:bookmark-start text:name="__RefHeading___Toc2185_3047470910"/>3.7 – Limpar conteúdo das células<text:bookmark-end text:name="__RefHeading___Toc2185_3047470910"/></text:h>
      <text:p text:style-name="P63"/>
      <text:p text:style-name="P49">ClearContents (pSheet as String, Range as String)</text:p>
      <text:p text:style-name="P45"/>
      <text:p text:style-name="Standard"><text:span text:style-name="T30">pSheet: nome da </text:span><text:span text:style-name="T27">folha de cálculo</text:span></text:p>
      <text:p text:style-name="P45">Range: Range das celulas para limpar o conteúdo</text:p>
      <text:p text:style-name="P45"/>
      <text:p text:style-name="P50">Exemplo:</text:p>
      <text:p text:style-name="P50"/>
      <text:p text:style-name="P51">ClearContents ( “Planilha1” , “A1:B5” )</text:p>
      <text:p text:style-name="P50"/>
      <text:p text:style-name="P51"><text:soft-page-break/>Na folha de cálculo <text:span text:style-name="T28">“Planilha1”</text:span> vai ser limpo todos os conteúdos que estiverem no intervalo das <text:span text:style-name="T28">células A1 à B5</text:span>.</text:p>
      <text:p text:style-name="P50"/>
      <text:p text:style-name="P63"/>
      <text:h text:style-name="Heading_20_2" text:outline-level="2"><text:bookmark-start text:name="__RefHeading___Toc2187_3047470910"/>3.8 – Ordenação Crescente<text:bookmark-end text:name="__RefHeading___Toc2187_3047470910"/></text:h>
      <text:p text:style-name="P64"/>
      <text:p text:style-name="P72">SortAsc (pSheet as String, pRange as String, pIndexC as Integer)</text:p>
      <text:p text:style-name="P72"/>
      <text:p text:style-name="P64">'pSheet: nome da folha de cálculo</text:p>
      <text:p text:style-name="P64">'pRange: Range das celulas para ordenar</text:p>
      <text:p text:style-name="P64">'pIndexC: index da coluna de referência para ordenação começa por 0</text:p>
      <text:p text:style-name="P64"/>
      <text:p text:style-name="P72">Exemplo:</text:p>
      <text:p text:style-name="P72"/>
      <text:p text:style-name="P30"><text:span text:style-name="T31">SortAsc (“Planilha1”, “A1:B5”, 0)<text:line-break/><text:line-break/>Vai realizar a ordenação dos dados que estão na folha de cálculo </text:span><text:span text:style-name="T33">“Planilha1”</text:span><text:span text:style-name="T31"> dentro do intervalo de </text:span><text:span text:style-name="T33">“A1:B5”</text:span><text:span text:style-name="T31"> e os dados vão ser ordenados em referência os dados da </text:span><text:span text:style-name="T33">coluna A</text:span><text:span text:style-name="T31"> (lembrando que o index da coluna começa pelo 0)</text:span></text:p>
      <text:p text:style-name="P64"/>
      <text:p text:style-name="P64"/>
      <text:h text:style-name="Heading_20_2" text:outline-level="2"><text:bookmark-start text:name="__RefHeading___Toc2189_3047470910"/>3.9 – Ordenação Decrescente<text:bookmark-end text:name="__RefHeading___Toc2189_3047470910"/></text:h>
      <text:p text:style-name="P66"/>
      <text:p text:style-name="P38"><text:span text:style-name="T22">Sort</text:span><text:span text:style-name="T23">Des</text:span><text:span text:style-name="T22"> (pSheet as String, pRange as String, pIndexC as Integer)</text:span></text:p>
      <text:p text:style-name="P73"/>
      <text:p text:style-name="P65">'pSheet: nome da folha de cálculo</text:p>
      <text:p text:style-name="P65">'pRange: Range das celulas para ordenar</text:p>
      <text:p text:style-name="P65">'pIndexC: index da coluna de referência para ordenação começa por 0</text:p>
      <text:p text:style-name="P65"/>
      <text:p text:style-name="P73">Exemplo:</text:p>
      <text:p text:style-name="P73"/>
      <text:p text:style-name="P31"><text:span text:style-name="T31">Sort</text:span><text:span text:style-name="T32">Des</text:span><text:span text:style-name="T31"> (“Planilha1”, “A1:B5”, 0)<text:line-break/><text:line-break/>Vai realizar a ordenação dos dados que estão na folha de cálculo </text:span><text:span text:style-name="T33">“Planilha1”</text:span><text:span text:style-name="T31"> dentro do intervalo de </text:span><text:span text:style-name="T33">“A1:B5”</text:span><text:span text:style-name="T31"> e os dados vão ser ordenados em referência os dados da </text:span><text:span text:style-name="T33">coluna A</text:span><text:span text:style-name="T31"> (lembrando que o index da coluna começa pelo 0)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ato" svg:font-family="Lato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  <style:text-properties fo:color="#000000" fo:font-weight="normal" officeooo:rsid="00309e7c" style:font-weight-asian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127622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loext:contextual-spacing="false" style:page-number="auto">
        <style:tab-stops/>
      </style:paragraph-properties>
      <style:text-properties fo:color="#127622"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4-20T17:39:55.738848951</meta:creation-date>
    <dc:date>2020-11-20T21:52:36.724419914</dc:date>
    <meta:editing-duration>PT1H49M2S</meta:editing-duration>
    <meta:editing-cycles>22</meta:editing-cycles>
    <meta:generator>LibreOffice/6.4.6.2$MacOSX_X86_64 LibreOffice_project/0ce51a4fd21bff07a5c061082cc82c5ed232f115</meta:generator>
    <meta:document-statistic meta:table-count="0" meta:image-count="0" meta:object-count="0" meta:page-count="8" meta:paragraph-count="119" meta:word-count="1050" meta:character-count="6536" meta:non-whitespace-character-count="5558"/>
  </office:meta>
</office:document-meta>
</file>